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97.12666mm" fo:page-width="92.463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ececec" draw:opacity="100.0%" draw:stroke="none"/>
    </style:style>
    <style:style style:family="graphic" style:name="style-3">
      <style:graphic-properties draw:fill="solid" draw:fill-color="#b3b3b3" draw:opacity="100.0%" draw:stroke="none"/>
    </style:style>
    <style:style style:family="graphic" style:name="style-4">
      <style:graphic-properties draw:fill="solid" draw:fill-color="#80808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000000" draw:opacity="100.0%" draw:stroke="none"/>
    </style:style>
    <style:style style:family="graphic" style:name="style-11">
      <style:graphic-properties draw:fill="solid" draw:fill-color="#000000" draw:opacity="100.0%" draw:stroke="none"/>
    </style:style>
    <style:style style:family="graphic" style:name="style-12">
      <style:graphic-properties draw:fill="solid" draw:fill-color="#000000" draw:opacity="100.0%" draw:stroke="none"/>
    </style:style>
    <style:style style:family="graphic" style:name="style-13">
      <style:graphic-properties draw:fill="solid" draw:fill-color="#000000" draw:opacity="100.0%" draw:stroke="none"/>
    </style:style>
    <style:style style:family="graphic" style:name="style-14">
      <style:graphic-properties draw:fill="solid" draw:fill-color="#000000" draw:opacity="100.0%" draw:stroke="none"/>
    </style:style>
    <style:style style:family="graphic" style:name="style-15">
      <style:graphic-properties draw:fill="solid" draw:fill-color="#000000" draw:opacity="100.0%" draw:stroke="none"/>
    </style:style>
    <style:style style:family="graphic" style:name="style-16">
      <style:graphic-properties draw:fill="solid" draw:fill-color="#000000" draw:opacity="100.0%" draw:stroke="none"/>
    </style:style>
    <style:style style:family="graphic" style:name="style-17">
      <style:graphic-properties draw:fill="solid" draw:fill-color="#000000" draw:opacity="100.0%" draw:stroke="none"/>
    </style:style>
    <style:style style:family="graphic" style:name="style-18">
      <style:graphic-properties draw:fill="solid" draw:fill-color="#000000" draw:opacity="100.0%" draw:stroke="none"/>
    </style:style>
    <style:style style:family="graphic" style:name="style-19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2399">
              <draw:g draw:id="g3206">
                <draw:path svg:d="M 4920.861 0.0 L 9244.573 1589.5634 L 3916.2295 3699.8235 L 0.0 1500.6836 L 4920.861 0.0 z" svg:height="36.998234mm" draw:style-name="style-2" svg:viewBox="0.0 0.0 9244.573 3699.8235" svg:width="92.44573mm" svg:x="9.612298E-7mm" svg:y="6.837979E-6mm"/>
                <draw:path svg:d="M 1.8189894E-12 -3.6379788E-12 L 3962.7153 2204.6086 L 4274.8477 8205.719 L 586.03516 5274.3184 L 1.8189894E-12 -3.6379788E-12 z" svg:height="82.05719mm" draw:style-name="style-3" svg:viewBox="0.0 0.0 4274.8477 8205.719" svg:width="42.748478mm" svg:x="0.09326712mm" svg:y="15.069498mm"/>
                <draw:path svg:d="M 5330.132 0.0 L 0.0 2092.986 L 362.7832 8120.778 L 4995.2544 5525.4775 L 5330.132 0.0 z" svg:height="81.20778mm" draw:style-name="style-4" svg:viewBox="0.0 0.0 5330.132 8120.778" svg:width="53.30132mm" svg:x="39.162296mm" svg:y="15.906679mm"/>
                <draw:path svg:d="M 1116.2578 879.39307 C 1116.3771 1365.014 866.4598 1758.7861 558.1289 1758.7861 C 249.79799 1758.7861 -0.11927105 1365.014 0.0 879.39307 C -0.11927105 393.7721 249.79799 3.6379788E-12 558.1289 3.6379788E-12 C 866.4598 3.6379788E-12 1116.3771 393.7721 1116.2578 879.39307 z" svg:height="17.587862mm" draw:style-name="style-5" draw:transform="rotate(-0.4485927132872011) translate(53.574753mm,36.398857mm)" svg:viewBox="0.0 0.0 1116.2578 1758.7861" svg:width="11.162579mm"/>
                <draw:path svg:d="M 1116.2578 879.39307 C 1116.3771 1365.014 866.4598 1758.7861 558.1289 1758.7861 C 249.79799 1758.7861 -0.11927105 1365.014 0.0 879.39307 C -0.11927105 393.7721 249.79799 3.6379788E-12 558.1289 3.6379788E-12 C 866.4598 3.6379788E-12 1116.3771 393.7721 1116.2578 879.39307 z" svg:height="17.587862mm" draw:style-name="style-6" draw:transform="rotate(-0.4485927132872011) translate(78.69056mm,25.933962mm)" svg:viewBox="0.0 0.0 1116.2578 1758.7861" svg:width="11.162579mm"/>
                <draw:path svg:d="M 1116.2578 879.39307 C 1116.3771 1365.014 866.4598 1758.7861 558.1289 1758.7861 C 249.79799 1758.7861 -0.11927105 1365.014 0.0 879.39307 C -0.11927105 393.7721 249.79799 3.6379788E-12 558.1289 3.6379788E-12 C 866.4598 3.6379788E-12 1116.3771 393.7721 1116.2578 879.39307 z" svg:height="17.587862mm" draw:style-name="style-7" draw:transform="rotate(-0.4485927132872011) translate(78.13242mm,54.677605mm)" svg:viewBox="0.0 0.0 1116.2578 1758.7861" svg:width="11.162579mm"/>
                <draw:path svg:d="M 1116.2578 879.39307 C 1116.3771 1365.014 866.4598 1758.7861 558.1289 1758.7861 C 249.79799 1758.7861 -0.11927105 1365.014 0.0 879.39307 C -0.11927105 393.7721 249.79799 3.6379788E-12 558.1289 3.6379788E-12 C 866.4598 3.6379788E-12 1116.3771 393.7721 1116.2578 879.39307 z" svg:height="17.587862mm" draw:style-name="style-8" draw:transform="rotate(-0.4485927132872011) translate(53.85381mm,66.11925mm)" svg:viewBox="0.0 0.0 1116.2578 1758.7861" svg:width="11.162579mm"/>
                <draw:path svg:d="M 920.92285 830.2232 C 921.02124 371.75497 714.8372 3.6379788E-12 460.46143 3.6379788E-12 C 206.08563 3.6379788E-12 -0.098399706 371.75497 0.0 830.2232 C -0.098399706 1288.6914 206.08563 1660.4464 460.46143 1660.4464 C 714.8372 1660.4464 921.02124 1288.6914 920.92285 830.2232 z" svg:height="16.604464mm" draw:style-name="style-9" draw:transform="skewX(0.19484929210339066) rotate(-2.4725780980895475) translate(36.257626mm,47.90417mm)" svg:viewBox="0.0 0.0 920.9229 1660.4464" svg:width="9.209229mm"/>
                <draw:path svg:d="M 920.92285 830.2232 C 921.02124 371.75497 714.8372 3.6379788E-12 460.46143 3.6379788E-12 C 206.08563 3.6379788E-12 -0.098399706 371.75497 0.0 830.2232 C -0.098399706 1288.6914 206.08563 1660.4464 460.46143 1660.4464 C 714.8372 1660.4464 921.02124 1288.6914 920.92285 830.2232 z" svg:height="16.604464mm" draw:style-name="style-10" draw:transform="skewX(0.19484929210339066) rotate(-2.4725780980895475) translate(37.42906mm,66.06147mm)" svg:viewBox="0.0 0.0 920.9229 1660.4464" svg:width="9.209229mm"/>
                <draw:path svg:d="M 920.92285 830.2232 C 921.02124 371.75497 714.8372 3.6379788E-12 460.46143 3.6379788E-12 C 206.08563 3.6379788E-12 -0.098399706 371.75497 0.0 830.2232 C -0.098399706 1288.6914 206.08563 1660.4464 460.46143 1660.4464 C 714.8372 1660.4464 921.02124 1288.6914 920.92285 830.2232 z" svg:height="16.604464mm" draw:style-name="style-11" draw:transform="skewX(0.19484929210339066) rotate(-2.4725780980895475) translate(38.54532mm,83.36911mm)" svg:viewBox="0.0 0.0 920.9229 1660.4464" svg:width="9.209229mm"/>
                <draw:path svg:d="M 857.72797 778.1445 C 857.8196 348.4353 665.7842 3.6379788E-12 428.86398 3.6379788E-12 C 191.94376 3.6379788E-12 -0.091647394 348.4353 -1.8189894E-12 778.1445 C -0.091647394 1207.8536 191.94376 1556.289 428.86398 1556.289 C 665.7842 1556.289 857.8196 1207.8536 857.72797 778.1445 z" svg:height="15.56289mm" draw:style-name="style-12" draw:transform="skewX(0.22076001541080015) rotate(-2.45838189467466) translate(16.075754mm,36.231438mm)" svg:viewBox="0.0 0.0 857.728 1556.289" svg:width="8.57728mm"/>
                <draw:path svg:d="M 820.79034 756.8385 C 820.87805 338.89496 637.11255 3.6379788E-12 410.39517 3.6379788E-12 C 183.67781 3.6379788E-12 -0.08770065 338.89496 0.0 756.8385 C -0.08770065 1174.782 183.67781 1513.677 410.39517 1513.677 C 637.11255 1513.677 820.87805 1174.782 820.79034 756.8385 z" svg:height="15.136769mm" draw:style-name="style-13" draw:transform="skewX(0.31583267324318826) rotate(-2.4050159123792842) translate(17.63205mm,53.219585mm)" svg:viewBox="0.0 0.0 820.7904 1513.677" svg:width="8.207904mm"/>
                <draw:path svg:d="M 740.0876 673.7376 C 740.1667 301.6843 574.4696 0.0 370.0438 0.0 C 165.61801 0.0 -0.07907764 301.6843 0.0 673.7376 C -0.07907764 1045.791 165.61801 1347.4752 370.0438 1347.4752 C 574.4696 1347.4752 740.1667 1045.791 740.0876 673.7376 z" svg:height="13.474752mm" draw:style-name="style-14" draw:transform="skewX(0.23649485802713674) rotate(-2.449687349403472) translate(19.185318mm,68.48966mm)" svg:viewBox="0.0 0.0 740.08765 1347.4752" svg:width="7.4008765mm"/>
                <draw:path svg:d="M 749.235 718.66833 C 749.31506 321.80322 581.56995 0.0 374.6175 0.0 C 167.66504 0.0 -0.08005503 321.80322 1.8189894E-12 718.66833 C -0.08005503 1115.5334 167.66504 1437.3367 374.6175 1437.3367 C 581.56995 1437.3367 749.31506 1115.5334 749.235 718.66833 z" svg:height="14.373366mm" draw:style-name="style-15" draw:transform="skewX(0.2763613874553936) rotate(-1.1453327352749878) translate(28.538546mm,10.268538mm)" svg:viewBox="0.0 0.0 749.23505 1437.3367" svg:width="7.4923506mm"/>
                <draw:path svg:d="M 669.8717 670.66504 C 669.94324 300.30847 519.96674 3.6379788E-12 334.93585 3.6379788E-12 C 149.90498 3.6379788E-12 -0.071575135 300.30847 -1.8189894E-12 670.66504 C -0.071575135 1041.0216 149.90498 1341.3301 334.93585 1341.3301 C 519.96674 1341.3301 669.94324 1041.0216 669.8717 670.66504 z" svg:height="13.413301mm" draw:style-name="style-16" draw:transform="skewX(0.3116115458347457) rotate(-1.1196094350895334) translate(52.91172mm,3.4007785mm)" svg:viewBox="0.0 0.0 669.87177 1341.3301" svg:width="6.6987176mm"/>
                <draw:path svg:d="M 732.62964 745.56726 C 732.70795 1157.2866 568.6806 1491.1345 366.31482 1491.1345 C 163.94907 1491.1345 -0.07828076 1157.2866 0.0 745.56726 C -0.07828076 333.84796 163.94907 0.0 366.31482 0.0 C 568.6806 0.0 732.70795 333.84796 732.62964 745.56726 z" svg:height="14.9113455mm" draw:style-name="style-17" draw:transform="skewX(-0.3258031829148926) rotate(1.109048517165887) translate(59.872227mm,17.840609mm)" svg:viewBox="0.0 0.0 732.6297 1491.1345" svg:width="7.326297mm"/>
                <draw:path svg:d="M 748.54553 806.4196 C 748.62555 361.09625 581.0348 3.6379788E-12 374.27277 3.6379788E-12 C 167.51074 3.6379788E-12 -0.07998136 361.09625 1.8189894E-12 806.4196 C -0.07998136 1251.7429 167.51074 1612.8392 374.27277 1612.8392 C 581.0348 1612.8392 748.62555 1251.7429 748.54553 806.4196 z" svg:height="16.128391mm" draw:style-name="style-18" draw:transform="skewX(0.3796434291454243) rotate(-1.0680019596087214) translate(51.72045mm,11.566273mm)" svg:viewBox="0.0 0.0 748.5456 1612.8392" svg:width="7.485456mm"/>
                <draw:path svg:d="M 800.7073 840.717 C 800.79285 376.45386 621.5237 -3.6379788E-12 400.35364 -3.6379788E-12 C 179.18358 -3.6379788E-12 -0.085554786 376.45386 1.8189894E-12 840.717 C -0.085554786 1304.9801 179.18358 1681.434 400.35364 1681.434 C 621.5237 1681.434 800.79285 1304.9801 800.7073 840.717 z" svg:height="16.81434mm" draw:style-name="style-19" draw:transform="skewX(0.3544113676216463) rotate(-1.087424495018003) translate(50.098343mm,20.657667mm)" svg:viewBox="0.0 0.0 800.70734 1681.434" svg:width="8.007073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97.12666mm" fo:page-width="92.463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